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Rubén Jesús Valhondo Morales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, adapta algunos de los contenidos vistos en clase.</text:p>
      <text:p text:style-name="Text_20_body">Arquitectura correcta, nombre de paquete no adecuado, a mejorar clasificación de vistas, nomenclatura y comentarios formato Javadoc.</text:p>
      <text:h text:style-name="Heading_20_2" text:outline-level="2">Anotaciones</text:h>
      <text:p text:style-name="Text_20_body">RF:</text:p>
      <text:list xml:id="list2406903510573208117" text:style-name="L1">
        <text:list-item>
          <text:p text:style-name="P1">Acceso correcto, validación.</text:p>
        </text:list-item>
        <text:list-item>
          <text:p text:style-name="P1">Extendidos:</text:p>
        </text:list-item>
      </text:list>
      <text:list xml:id="list1240265430336128064" text:style-name="L2">
        <text:list-item>
          <text:p text:style-name="P2">Control de autorización pendiente</text:p>
        </text:list-item>
      </text:list>
      <text:p text:style-name="Text_20_body"/>
      <text:p text:style-name="Text_20_body">RNF:</text:p>
      <text:list xml:id="list9101690045242723198" text:style-name="L3">
        <text:list-item>
          <text:p text:style-name="P3">Empleo de asociaciones simples.</text:p>
        </text:list-item>
        <text:list-item>
          <text:p text:style-name="P3">DAOs sencillos, HQL empleado correctamente</text:p>
        </text:list-item>
        <text:list-item>
          <text:p text:style-name="P3">Configuración completa</text:p>
        </text:list-item>
        <text:list-item>
          <text:p text:style-name="P3">Definición de internacionalización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5495714165090293983" text:style-name="L4">
        <text:list-item>
          <text:p text:style-name="P4">Clave campo password</text:p>
        </text:list-item>
        <text:list-item>
          <text:p text:style-name="P4">Formato fecha</text:p>
        </text:list-item>
      </text:list>
      <text:p text:style-name="Text_20_body"/>
      <text:p text:style-name="Text_20_body">Navegación / Usabilidad</text:p>
      <text:list xml:id="list8776356334114438049" text:style-name="L5">
        <text:list-item>
          <text:p text:style-name="P5">Empleo de menú para no estar continuamente saltando de opción</text:p>
        </text:list-item>
      </text:list>
      <text:p text:style-name="Text_20_body"/>
      <text:p text:style-name="Text_20_body">RNF:</text:p>
      <text:list xml:id="list5279541371246347794" text:style-name="L7">
        <text:list-item>
          <text:p text:style-name="P7">Empleo BS / CSS</text:p>
        </text:list-item>
        <text:list-item>
          <text:p text:style-name="P7">Script con datos decentes</text:p>
        </text:list-item>
        <text:list-item>
          <text:p text:style-name="P7"><text:soft-page-break/>AJAX</text:p>
        </text:list-item>
      </text:list>
      <text:p text:style-name="Text_20_body"/>
      <text:p text:style-name="Text_20_body">Adecuación a RF propuestos:</text:p>
      <text:list xml:id="list4888811227050886294" text:style-name="L8">
        <text:list-item>
          <text:p text:style-name="P8">Registro usuarios</text:p>
        </text:list-item>
        <text:list-item>
          <text:p text:style-name="P8">Gestión de ocupación de fech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8T18:36:29</dc:date>
    <dc:creator>Alejandro Jurado</dc:creator>
    <meta:editing-duration>PT2H42M38S</meta:editing-duration>
    <meta:editing-cycles>13</meta:editing-cycles>
    <meta:generator>OpenOffice/4.1.1$Unix OpenOffice.org_project/411m6$Build-9775</meta:generator>
    <meta:document-statistic meta:table-count="0" meta:image-count="0" meta:object-count="0" meta:page-count="2" meta:paragraph-count="31" meta:word-count="121" meta:character-count="786"/>
  </office:meta>
</office:document-meta>
</file>